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2010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Rabota.ua</text:p>
          </table:table-cell>
          <table:table-cell table:style-name="ce2" office:value-type="float" office:value="978">
            <text:p>978</text:p>
          </table:table-cell>
          <table:table-cell table:number-columns-repeated="4"/>
          <table:table-cell table:style-name="ce1" office:value-type="string">
            <text:p>ProgJobs</text:p>
          </table:table-cell>
          <table:table-cell table:style-name="ce2" office:value-type="float" office:value="1000">
            <text:p>1000</text:p>
          </table:table-cell>
          <table:table-cell table:number-columns-repeated="3"/>
          <table:table-cell table:style-name="ce1" office:value-type="string">
            <text:p>Careers</text:p>
          </table:table-cell>
          <table:table-cell table:style-name="ce2" office:value-type="float" office:value="212">
            <text:p>212</text:p>
          </table:table-cell>
          <table:table-cell/>
        </table:table-row>
        <table:table-row table:style-name="ro1">
          <table:table-cell table:style-name="ce2" office:value-type="string">
            <text:p>Require TDD</text:p>
          </table:table-cell>
          <table:table-cell table:style-name="ce2" office:value-type="float" office:value="150">
            <text:p>150</text:p>
          </table:table-cell>
          <table:table-cell table:formula="of:=([.B2]/[.B1])*100" office:value-type="float" office:value="15.3374233128834">
            <text:p>15,34</text:p>
          </table:table-cell>
          <table:table-cell table:number-columns-repeated="3"/>
          <table:table-cell table:style-name="ce2" office:value-type="string">
            <text:p>Require TDD</text:p>
          </table:table-cell>
          <table:table-cell table:style-name="ce2" office:value-type="float" office:value="69">
            <text:p>69</text:p>
          </table:table-cell>
          <table:table-cell table:formula="of:=([.H2]/[.H1])*100" office:value-type="float" office:value="6.9">
            <text:p>6,9</text:p>
          </table:table-cell>
          <table:table-cell table:number-columns-repeated="2"/>
          <table:table-cell table:style-name="ce2" office:value-type="string">
            <text:p>Require TDD</text:p>
          </table:table-cell>
          <table:table-cell table:style-name="ce2" office:value-type="float" office:value="49">
            <text:p>49</text:p>
          </table:table-cell>
          <table:table-cell table:formula="of:=([.M2]/[.M1])*100" office:value-type="float" office:value="23.1132075471698">
            <text:p>23,11</text:p>
          </table:table-cell>
        </table:table-row>
        <table:table-row table:style-name="ro1">
          <table:table-cell table:style-name="ce2" office:value-type="string">
            <text:p>Does not require TDD</text:p>
          </table:table-cell>
          <table:table-cell table:style-name="ce2" table:formula="of:=[.B1]-[.B2]" office:value-type="float" office:value="828">
            <text:p>828</text:p>
          </table:table-cell>
          <table:table-cell table:formula="of:=([.B3]/[.B1])*100" office:value-type="float" office:value="84.6625766871166">
            <text:p>84,66</text:p>
          </table:table-cell>
          <table:table-cell table:number-columns-repeated="3"/>
          <table:table-cell table:style-name="ce2" office:value-type="string">
            <text:p>Does not require TDD</text:p>
          </table:table-cell>
          <table:table-cell table:style-name="ce2" table:formula="of:=1000-69" office:value-type="float" office:value="931">
            <text:p>931</text:p>
          </table:table-cell>
          <table:table-cell table:formula="of:=([.H3]/[.H1])*100" office:value-type="float" office:value="93.1">
            <text:p>93,1</text:p>
          </table:table-cell>
          <table:table-cell table:number-columns-repeated="2"/>
          <table:table-cell table:style-name="ce2" office:value-type="string">
            <text:p>Does not require TDD</text:p>
          </table:table-cell>
          <table:table-cell table:style-name="ce2" table:formula="of:=[.M1]-[.M2]" office:value-type="float" office:value="163">
            <text:p>163</text:p>
          </table:table-cell>
          <table:table-cell table:formula="of:=([.M3]/[.M1])*100" office:value-type="float" office:value="76.8867924528302">
            <text:p>76,89</text:p>
          </table:table-cell>
        </table:table-row>
        <table:table-row table:style-name="ro1">
          <table:table-cell>
            <draw:frame table:end-cell-address="'2010'.E19" table:end-x="2.132cm" table:end-y="0.313cm" draw:z-index="0" draw:style-name="gr1" svg:width="12.642cm" svg:height="6.986cm" svg:x="0cm" svg:y="0.102cm">
              <draw:object draw:notify-on-update-of-ranges="'2010'.A2:'2010'.A3 '2010'.B2:'2010'.B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'2010'.L19" table:end-x="0.024cm" table:end-y="0.24cm" draw:z-index="1" draw:style-name="gr1" svg:width="12.908cm" svg:height="6.987cm" svg:x="2.143cm" svg:y="0.028cm">
              <draw:object draw:notify-on-update-of-ranges="'2010'.G2:'2010'.G3 '2010'.H1:'2010'.H1 '2010'.H2:'2010'.H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2010'.Q19" table:end-x="0.093cm" table:end-y="0.319cm" draw:z-index="4" draw:style-name="gr1" svg:width="12.792cm" svg:height="6.987cm" svg:x="0.069cm" svg:y="0.107cm">
              <draw:object draw:notify-on-update-of-ranges="'2010'.L2:'2010'.L3 '2010'.M2:'2010'.M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 table:number-columns-repeated="4"/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 table:number-columns-repeated="3"/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/>
        </table:table-row>
        <table:table-row table:style-name="ro1">
          <table:table-cell table:style-name="ce2" office:value-type="string">
            <text:p>Cpp</text:p>
          </table:table-cell>
          <table:table-cell table:style-name="ce2" office:value-type="float" office:value="36">
            <text:p>36</text:p>
          </table:table-cell>
          <table:table-cell table:number-columns-repeated="4"/>
          <table:table-cell table:style-name="ce2" office:value-type="string">
            <text:p>Cpp</text:p>
          </table:table-cell>
          <table:table-cell table:style-name="ce2" office:value-type="float" office:value="8">
            <text:p>8</text:p>
          </table:table-cell>
          <table:table-cell table:number-columns-repeated="3"/>
          <table:table-cell table:style-name="ce2" office:value-type="string">
            <text:p>Cpp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DotNet</text:p>
          </table:table-cell>
          <table:table-cell table:style-name="ce2" office:value-type="float" office:value="24">
            <text:p>24</text:p>
          </table:table-cell>
          <table:table-cell table:number-columns-repeated="4"/>
          <table:table-cell table:style-name="ce2" office:value-type="string">
            <text:p>DotNet</text:p>
          </table:table-cell>
          <table:table-cell table:style-name="ce2" office:value-type="float" office:value="4">
            <text:p>4</text:p>
          </table:table-cell>
          <table:table-cell table:number-columns-repeated="3"/>
          <table:table-cell table:style-name="ce2" office:value-type="string">
            <text:p>DotNet</text:p>
          </table:table-cell>
          <table:table-cell table:style-name="ce2" office:value-type="float" office:value="14">
            <text:p>14</text:p>
          </table:table-cell>
          <table:table-cell/>
        </table:table-row>
        <table:table-row table:style-name="ro1">
          <table:table-cell table:style-name="ce2" office:value-type="string">
            <text:p>Java</text:p>
          </table:table-cell>
          <table:table-cell table:style-name="ce2" office:value-type="float" office:value="66">
            <text:p>66</text:p>
          </table:table-cell>
          <table:table-cell table:number-columns-repeated="4"/>
          <table:table-cell table:style-name="ce2" office:value-type="string">
            <text:p>Java</text:p>
          </table:table-cell>
          <table:table-cell table:style-name="ce2" office:value-type="float" office:value="8">
            <text:p>8</text:p>
          </table:table-cell>
          <table:table-cell table:number-columns-repeated="3"/>
          <table:table-cell table:style-name="ce2" office:value-type="string">
            <text:p>Java</text:p>
          </table:table-cell>
          <table:table-cell table:style-name="ce2" office:value-type="float" office:value="31">
            <text:p>31</text:p>
          </table:table-cell>
          <table:table-cell/>
        </table:table-row>
        <table:table-row table:style-name="ro1">
          <table:table-cell table:style-name="ce2" office:value-type="string">
            <text:p>Other</text:p>
          </table:table-cell>
          <table:table-cell table:style-name="ce2" office:value-type="float" office:value="24">
            <text:p>24</text:p>
          </table:table-cell>
          <table:table-cell table:number-columns-repeated="4"/>
          <table:table-cell table:style-name="ce2" office:value-type="string">
            <text:p>Other</text:p>
          </table:table-cell>
          <table:table-cell table:style-name="ce2" office:value-type="float" office:value="49">
            <text:p>49</text:p>
          </table:table-cell>
          <table:table-cell table:number-columns-repeated="2"/>
          <table:table-cell>
            <draw:frame table:end-cell-address="'2010'.Q40" table:end-x="0.065cm" table:end-y="0.166cm" draw:z-index="5" draw:style-name="gr1" svg:width="13.033cm" svg:height="6.999cm" svg:x="2.058cm" svg:y="0.393cm">
              <draw:object draw:notify-on-update-of-ranges="'2010'.L21:'2010'.L24 '2010'.M20:'2010'.M20 '2010'.M21:'2010'.M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2" office:value-type="string">
            <text:p>Other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>
            <draw:frame table:end-cell-address="'2010'.F40" table:end-x="0.014cm" table:end-y="0.26cm" draw:z-index="2" draw:style-name="gr1" svg:width="12.782cm" svg:height="6.999cm" svg:x="0cm" svg:y="0.035cm">
              <draw:object draw:notify-on-update-of-ranges="'2010'.A21:'2010'.A24 '2010'.B20:'2010'.B20 '2010'.B21:'2010'.B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'2010'.K40" table:end-x="2.087cm" table:end-y="0.238cm" draw:z-index="3" draw:style-name="gr1" svg:width="12.746cm" svg:height="6.999cm" svg:x="2.11cm" svg:y="0.013cm">
              <draw:object draw:notify-on-update-of-ranges="'2010'.G21:'2010'.G24 '2010'.H20:'2010'.H20 '2010'.H21:'2010'.H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</table:table>
      <table:table table:name="2012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Rabota.ua</text:p>
          </table:table-cell>
          <table:table-cell table:style-name="ce2" office:value-type="float" office:value="978">
            <text:p>978</text:p>
          </table:table-cell>
          <table:table-cell table:number-columns-repeated="4"/>
          <table:table-cell table:style-name="ce1" office:value-type="string">
            <text:p>ProgJobs</text:p>
          </table:table-cell>
          <table:table-cell table:style-name="ce2" office:value-type="float" office:value="1000">
            <text:p>1000</text:p>
          </table:table-cell>
          <table:table-cell table:number-columns-repeated="3"/>
          <table:table-cell table:style-name="ce1" office:value-type="string">
            <text:p>Careers</text:p>
          </table:table-cell>
          <table:table-cell table:style-name="ce2" office:value-type="float" office:value="212">
            <text:p>212</text:p>
          </table:table-cell>
          <table:table-cell/>
        </table:table-row>
        <table:table-row table:style-name="ro1">
          <table:table-cell table:style-name="ce2" office:value-type="string">
            <text:p>Require TDD</text:p>
          </table:table-cell>
          <table:table-cell table:style-name="ce2" office:value-type="float" office:value="150">
            <text:p>150</text:p>
          </table:table-cell>
          <table:table-cell table:formula="of:=([.B2]/[.B1])*100" office:value-type="float" office:value="15.3374233128834">
            <text:p>15,34</text:p>
          </table:table-cell>
          <table:table-cell table:number-columns-repeated="3"/>
          <table:table-cell table:style-name="ce2" office:value-type="string">
            <text:p>Require TDD</text:p>
          </table:table-cell>
          <table:table-cell table:style-name="ce2" office:value-type="float" office:value="69">
            <text:p>69</text:p>
          </table:table-cell>
          <table:table-cell table:formula="of:=([.H2]/[.H1])*100" office:value-type="float" office:value="6.9">
            <text:p>6,9</text:p>
          </table:table-cell>
          <table:table-cell table:number-columns-repeated="2"/>
          <table:table-cell table:style-name="ce2" office:value-type="string">
            <text:p>Require TDD</text:p>
          </table:table-cell>
          <table:table-cell table:style-name="ce2" office:value-type="float" office:value="49">
            <text:p>49</text:p>
          </table:table-cell>
          <table:table-cell table:formula="of:=([.M2]/[.M1])*100" office:value-type="float" office:value="23.1132075471698">
            <text:p>23,11</text:p>
          </table:table-cell>
        </table:table-row>
        <table:table-row table:style-name="ro1">
          <table:table-cell table:style-name="ce2" office:value-type="string">
            <text:p>Does not require TDD</text:p>
          </table:table-cell>
          <table:table-cell table:style-name="ce2" table:formula="of:=[.B1]-[.B2]" office:value-type="float" office:value="828">
            <text:p>828</text:p>
          </table:table-cell>
          <table:table-cell table:formula="of:=([.B3]/[.B1])*100" office:value-type="float" office:value="84.6625766871166">
            <text:p>84,66</text:p>
          </table:table-cell>
          <table:table-cell table:number-columns-repeated="3"/>
          <table:table-cell table:style-name="ce2" office:value-type="string">
            <text:p>Does not require TDD</text:p>
          </table:table-cell>
          <table:table-cell table:style-name="ce2" table:formula="of:=1000-69" office:value-type="float" office:value="931">
            <text:p>931</text:p>
          </table:table-cell>
          <table:table-cell table:formula="of:=([.H3]/[.H1])*100" office:value-type="float" office:value="93.1">
            <text:p>93,1</text:p>
          </table:table-cell>
          <table:table-cell table:number-columns-repeated="2"/>
          <table:table-cell table:style-name="ce2" office:value-type="string">
            <text:p>Does not require TDD</text:p>
          </table:table-cell>
          <table:table-cell table:style-name="ce2" table:formula="of:=[.M1]-[.M2]" office:value-type="float" office:value="163">
            <text:p>163</text:p>
          </table:table-cell>
          <table:table-cell table:formula="of:=([.M3]/[.M1])*100" office:value-type="float" office:value="76.8867924528302">
            <text:p>76,89</text:p>
          </table:table-cell>
        </table:table-row>
        <table:table-row table:style-name="ro1">
          <table:table-cell>
            <draw:frame table:end-cell-address="'2012'.E19" table:end-x="2.132cm" table:end-y="0.313cm" draw:z-index="0" draw:style-name="gr1" svg:width="12.642cm" svg:height="6.986cm" svg:x="0cm" svg:y="0.102cm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  <table:table-cell>
            <draw:frame table:end-cell-address="'2012'.L19" table:end-x="0.024cm" table:end-y="0.24cm" draw:z-index="1" draw:style-name="gr1" svg:width="12.908cm" svg:height="6.987cm" svg:x="2.143cm" svg:y="0.028cm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5"/>
          <table:table-cell>
            <draw:frame table:end-cell-address="'2012'.Q19" table:end-x="0.093cm" table:end-y="0.319cm" draw:z-index="4" draw:style-name="gr1" svg:width="12.792cm" svg:height="6.987cm" svg:x="0.069cm" svg:y="0.107cm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 table:number-columns-repeated="4"/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 table:number-columns-repeated="3"/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/>
        </table:table-row>
        <table:table-row table:style-name="ro1">
          <table:table-cell table:style-name="ce2" office:value-type="string">
            <text:p>Cpp</text:p>
          </table:table-cell>
          <table:table-cell table:style-name="ce2" office:value-type="float" office:value="36">
            <text:p>36</text:p>
          </table:table-cell>
          <table:table-cell table:number-columns-repeated="4"/>
          <table:table-cell table:style-name="ce2" office:value-type="string">
            <text:p>Cpp</text:p>
          </table:table-cell>
          <table:table-cell table:style-name="ce2" office:value-type="float" office:value="8">
            <text:p>8</text:p>
          </table:table-cell>
          <table:table-cell table:number-columns-repeated="3"/>
          <table:table-cell table:style-name="ce2" office:value-type="string">
            <text:p>Cpp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DotNet</text:p>
          </table:table-cell>
          <table:table-cell table:style-name="ce2" office:value-type="float" office:value="24">
            <text:p>24</text:p>
          </table:table-cell>
          <table:table-cell table:number-columns-repeated="4"/>
          <table:table-cell table:style-name="ce2" office:value-type="string">
            <text:p>DotNet</text:p>
          </table:table-cell>
          <table:table-cell table:style-name="ce2" office:value-type="float" office:value="4">
            <text:p>4</text:p>
          </table:table-cell>
          <table:table-cell table:number-columns-repeated="3"/>
          <table:table-cell table:style-name="ce2" office:value-type="string">
            <text:p>DotNet</text:p>
          </table:table-cell>
          <table:table-cell table:style-name="ce2" office:value-type="float" office:value="14">
            <text:p>14</text:p>
          </table:table-cell>
          <table:table-cell/>
        </table:table-row>
        <table:table-row table:style-name="ro1">
          <table:table-cell table:style-name="ce2" office:value-type="string">
            <text:p>Java</text:p>
          </table:table-cell>
          <table:table-cell table:style-name="ce2" office:value-type="float" office:value="66">
            <text:p>66</text:p>
          </table:table-cell>
          <table:table-cell table:number-columns-repeated="4"/>
          <table:table-cell table:style-name="ce2" office:value-type="string">
            <text:p>Java</text:p>
          </table:table-cell>
          <table:table-cell table:style-name="ce2" office:value-type="float" office:value="8">
            <text:p>8</text:p>
          </table:table-cell>
          <table:table-cell table:number-columns-repeated="3"/>
          <table:table-cell table:style-name="ce2" office:value-type="string">
            <text:p>Java</text:p>
          </table:table-cell>
          <table:table-cell table:style-name="ce2" office:value-type="float" office:value="31">
            <text:p>31</text:p>
          </table:table-cell>
          <table:table-cell/>
        </table:table-row>
        <table:table-row table:style-name="ro1">
          <table:table-cell table:style-name="ce2" office:value-type="string">
            <text:p>Other</text:p>
          </table:table-cell>
          <table:table-cell table:style-name="ce2" office:value-type="float" office:value="24">
            <text:p>24</text:p>
          </table:table-cell>
          <table:table-cell table:number-columns-repeated="4"/>
          <table:table-cell table:style-name="ce2" office:value-type="string">
            <text:p>Other</text:p>
          </table:table-cell>
          <table:table-cell table:style-name="ce2" office:value-type="float" office:value="49">
            <text:p>49</text:p>
          </table:table-cell>
          <table:table-cell table:number-columns-repeated="2"/>
          <table:table-cell>
            <draw:frame table:end-cell-address="'2012'.Q40" table:end-x="0.065cm" table:end-y="0.166cm" draw:z-index="5" draw:style-name="gr1" svg:width="13.033cm" svg:height="6.999cm" svg:x="2.058cm" svg:y="0.393cm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style-name="ce2" office:value-type="string">
            <text:p>Other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>
            <draw:frame table:end-cell-address="'2012'.F40" table:end-x="0.014cm" table:end-y="0.26cm" draw:z-index="2" draw:style-name="gr1" svg:width="12.782cm" svg:height="6.999cm" svg:x="0cm" svg:y="0.035cm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4"/>
          <table:table-cell>
            <draw:frame table:end-cell-address="'2012'.K40" table:end-x="2.087cm" table:end-y="0.238cm" draw:z-index="3" draw:style-name="gr1" svg:width="12.746cm" svg:height="6.999cm" svg:x="2.11cm" svg:y="0.013cm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uk" fo:country="U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4/06/2012</text:date>, <text:time>16:0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6T10:13:45.43</meta:creation-date>
    <meta:editing-duration>PT13H30M59S</meta:editing-duration>
    <meta:editing-cycles>12</meta:editing-cycles>
    <meta:generator>OpenOffice.org/3.3$Win32 OpenOffice.org_project/330m20$Build-9567</meta:generator>
    <meta:initial-creator>Alexander Beletsky</meta:initial-creator>
    <dc:date>2012-06-04T16:08:41.95</dc:date>
    <dc:creator>Alexander Beletsky</dc:creator>
    <meta:document-statistic meta:table-count="3" meta:cell-count="10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43cm" svg:height="6.987cm" xlink:href=".." xlink:type="simple" chart:class="chart:circle" chart:style-name="ch1">
        <chart:legend chart:legend-position="end" svg:x="9.228cm" svg:y="3.024cm" chart:style-name="ch2"/>
        <chart:plot-area chart:style-name="ch3" table:cell-range-address="'2010'.A2:'2010'.B3" chart:data-source-has-labels="column" svg:x="0.252cm" svg:y="0.552cm" svg:width="8.724cm" svg:height="6.296cm">
          <chartooo:coordinate-region svg:x="1.467cm" svg:y="0.553cm" svg:width="6.294cm" svg:height="6.294cm"/>
          <chart:axis chart:dimension="x" chart:name="primary-x" chart:style-name="ch4">
            <chart:categories table:cell-range-address="'2010'.A2:'2010'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0'.B2:'2010'.B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equire TDD</text:p>
                <draw:g>
                  <svg:desc>'2010'.A2:'2010'.A3</svg:desc>
                </draw:g>
              </table:table-cell>
              <table:table-cell office:value-type="float" office:value="150">
                <text:p>150</text:p>
                <draw:g>
                  <svg:desc>'2010'.B2:'2010'.B3</svg:desc>
                </draw:g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828">
                <text:p>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47cm" svg:height="7cm" xlink:href="." xlink:type="simple" chart:class="chart:bar" chart:style-name="ch1">
        <chart:legend chart:legend-position="end" svg:x="11.025cm" svg:y="3.237cm" chart:style-name="ch2"/>
        <chart:plot-area chart:style-name="ch3" chart:data-source-has-labels="both" svg:x="0.704cm" svg:y="0.695cm" svg:width="9.813cm" svg:height="5.745cm">
          <chartooo:coordinate-region svg:x="1.273cm" svg:y="0.881cm" svg:width="9.244cm" svg:height="4.939cm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</table:table-cell>
            </table:table-row>
          </table:table-header-rows>
          <table:table-rows>
            <table:table-row>
              <table:table-cell office:value-type="string">
                <text:p>Cpp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93cm" svg:height="6.988cm" xlink:href="." xlink:type="simple" chart:class="chart:circle" chart:style-name="ch1">
        <chart:legend chart:legend-position="end" svg:x="9.378cm" svg:y="3.025cm" chart:style-name="ch2"/>
        <chart:plot-area chart:style-name="ch3" chart:data-source-has-labels="both" svg:x="0.255cm" svg:y="0.552cm" svg:width="8.868cm" svg:height="6.297cm">
          <chartooo:coordinate-region svg:x="1.541cm" svg:y="0.553cm" svg:width="6.296cm" svg:height="6.296cm"/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Require TDD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34cm" svg:height="7cm" xlink:href="." xlink:type="simple" chart:class="chart:bar" chart:style-name="ch1">
        <chart:legend chart:legend-position="end" svg:x="11.312cm" svg:y="3.237cm" chart:style-name="ch2"/>
        <chart:plot-area chart:style-name="ch3" chart:data-source-has-labels="both" svg:x="0.71cm" svg:y="0.695cm" svg:width="10.082cm" svg:height="5.745cm">
          <chartooo:coordinate-region svg:x="1.279cm" svg:y="0.881cm" svg:width="9.513cm" svg:height="4.939cm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</table:table-cell>
            </table:table-row>
          </table:table-header-rows>
          <table:table-rows>
            <table:table-row>
              <table:table-cell office:value-type="string">
                <text:p>Cp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09cm" svg:height="6.988cm" xlink:href=".." xlink:type="simple" chart:class="chart:circle" chart:style-name="ch1">
        <chart:legend chart:legend-position="end" svg:x="9.494cm" svg:y="3.025cm" chart:style-name="ch2"/>
        <chart:plot-area chart:style-name="ch3" table:cell-range-address="'2010'.G2:'2010'.H3 '2010'.H1:'2010'.H1" chart:data-source-has-labels="both" svg:x="0.258cm" svg:y="0.552cm" svg:width="8.978cm" svg:height="6.297cm">
          <chartooo:coordinate-region svg:x="1.599cm" svg:y="0.553cm" svg:width="6.296cm" svg:height="6.296cm"/>
          <chart:axis chart:dimension="x" chart:name="primary-x" chart:style-name="ch4">
            <chart:categories table:cell-range-address="'2010'.G2:'2010'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0'.H2:'2010'.H3" chart:label-cell-address="'2010'.H1:'2010'.H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'2010'.H1:'201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quire TDD</text:p>
                <draw:g>
                  <svg:desc>'2010'.G2:'2010'.G3</svg:desc>
                </draw:g>
              </table:table-cell>
              <table:table-cell office:value-type="float" office:value="69">
                <text:p>69</text:p>
                <draw:g>
                  <svg:desc>'2010'.H2:'2010'.H3</svg:desc>
                </draw:g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931">
                <text:p>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83cm" svg:height="7cm" xlink:href=".." xlink:type="simple" chart:class="chart:bar" chart:style-name="ch1">
        <chart:legend chart:legend-position="end" svg:x="11.061cm" svg:y="3.237cm" chart:style-name="ch2"/>
        <chart:plot-area chart:style-name="ch3" table:cell-range-address="'2010'.A21:'2010'.B24 '2010'.B20:'2010'.B20" chart:data-source-has-labels="both" svg:x="0.705cm" svg:y="0.695cm" svg:width="9.846cm" svg:height="5.745cm">
          <chartooo:coordinate-region svg:x="1.274cm" svg:y="0.881cm" svg:width="9.277cm" svg:height="4.939cm"/>
          <chart:axis chart:dimension="x" chart:name="primary-x" chart:style-name="ch4">
            <chart:categories table:cell-range-address="'2010'.A21:'2010'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0'.B21:'2010'.B24" chart:label-cell-address="'2010'.B20:'2010'.B2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'2010'.B20:'2010'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p</text:p>
                <draw:g>
                  <svg:desc>'2010'.A21:'2010'.A24</svg:desc>
                </draw:g>
              </table:table-cell>
              <table:table-cell office:value-type="float" office:value="36">
                <text:p>36</text:p>
                <draw:g>
                  <svg:desc>'2010'.B21:'2010'.B24</svg:desc>
                </draw:g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47cm" svg:height="7cm" xlink:href=".." xlink:type="simple" chart:class="chart:bar" chart:style-name="ch1">
        <chart:legend chart:legend-position="end" svg:x="11.025cm" svg:y="3.237cm" chart:style-name="ch2"/>
        <chart:plot-area chart:style-name="ch3" table:cell-range-address="'2010'.G21:'2010'.H24 '2010'.H20:'2010'.H20" chart:data-source-has-labels="both" svg:x="0.704cm" svg:y="0.695cm" svg:width="9.813cm" svg:height="5.745cm">
          <chartooo:coordinate-region svg:x="1.273cm" svg:y="0.881cm" svg:width="9.244cm" svg:height="4.939cm"/>
          <chart:axis chart:dimension="x" chart:name="primary-x" chart:style-name="ch4">
            <chart:categories table:cell-range-address="'2010'.G21:'2010'.G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0'.H21:'2010'.H24" chart:label-cell-address="'2010'.H20:'2010'.H2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'2010'.H20:'2010'.H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p</text:p>
                <draw:g>
                  <svg:desc>'2010'.G21:'2010'.G24</svg:desc>
                </draw:g>
              </table:table-cell>
              <table:table-cell office:value-type="float" office:value="8">
                <text:p>8</text:p>
                <draw:g>
                  <svg:desc>'2010'.H21:'2010'.H24</svg:desc>
                </draw:g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93cm" svg:height="6.988cm" xlink:href=".." xlink:type="simple" chart:class="chart:circle" chart:style-name="ch1">
        <chart:legend chart:legend-position="end" svg:x="9.378cm" svg:y="3.025cm" chart:style-name="ch2"/>
        <chart:plot-area chart:style-name="ch3" table:cell-range-address="'2010'.L2:'2010'.M3" chart:data-source-has-labels="column" svg:x="0.255cm" svg:y="0.552cm" svg:width="8.868cm" svg:height="6.297cm">
          <chartooo:coordinate-region svg:x="1.541cm" svg:y="0.553cm" svg:width="6.296cm" svg:height="6.296cm"/>
          <chart:axis chart:dimension="x" chart:name="primary-x" chart:style-name="ch4">
            <chart:categories table:cell-range-address="'2010'.L2:'2010'.L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0'.M2:'2010'.M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Require TDD</text:p>
                <draw:g>
                  <svg:desc>'2010'.L2:'2010'.L3</svg:desc>
                </draw:g>
              </table:table-cell>
              <table:table-cell office:value-type="float" office:value="49">
                <text:p>49</text:p>
                <draw:g>
                  <svg:desc>'2010'.M2:'2010'.M3</svg:desc>
                </draw:g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34cm" svg:height="7cm" xlink:href=".." xlink:type="simple" chart:class="chart:bar" chart:style-name="ch1">
        <chart:legend chart:legend-position="end" svg:x="11.312cm" svg:y="3.237cm" chart:style-name="ch2"/>
        <chart:plot-area chart:style-name="ch3" table:cell-range-address="'2010'.L21:'2010'.M24 '2010'.M20:'2010'.M20" chart:data-source-has-labels="both" svg:x="0.71cm" svg:y="0.695cm" svg:width="10.082cm" svg:height="5.745cm">
          <chartooo:coordinate-region svg:x="1.279cm" svg:y="0.881cm" svg:width="9.513cm" svg:height="4.939cm"/>
          <chart:axis chart:dimension="x" chart:name="primary-x" chart:style-name="ch4">
            <chart:categories table:cell-range-address="'2010'.L21:'2010'.L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0'.M21:'2010'.M24" chart:label-cell-address="'2010'.M20:'2010'.M2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'2010'.M20:'2010'.M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p</text:p>
                <draw:g>
                  <svg:desc>'2010'.L21:'2010'.L24</svg:desc>
                </draw:g>
              </table:table-cell>
              <table:table-cell office:value-type="float" office:value="3">
                <text:p>3</text:p>
                <draw:g>
                  <svg:desc>'2010'.M21:'2010'.M24</svg:desc>
                </draw:g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43cm" svg:height="6.987cm" xlink:href="." xlink:type="simple" chart:class="chart:circle" chart:style-name="ch1">
        <chart:legend chart:legend-position="end" svg:x="9.228cm" svg:y="3.024cm" chart:style-name="ch2"/>
        <chart:plot-area chart:style-name="ch3" chart:data-source-has-labels="both" svg:x="0.252cm" svg:y="0.552cm" svg:width="8.724cm" svg:height="6.296cm">
          <chartooo:coordinate-region svg:x="1.467cm" svg:y="0.553cm" svg:width="6.294cm" svg:height="6.294cm"/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equire TDD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828">
                <text:p>8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09cm" svg:height="6.988cm" xlink:href="." xlink:type="simple" chart:class="chart:circle" chart:style-name="ch1">
        <chart:legend chart:legend-position="end" svg:x="9.494cm" svg:y="3.025cm" chart:style-name="ch2"/>
        <chart:plot-area chart:style-name="ch3" chart:data-source-has-labels="both" svg:x="0.258cm" svg:y="0.552cm" svg:width="8.978cm" svg:height="6.297cm">
          <chartooo:coordinate-region svg:x="1.599cm" svg:y="0.553cm" svg:width="6.296cm" svg:height="6.296cm"/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Require TD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931">
                <text:p>93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83cm" svg:height="7cm" xlink:href="." xlink:type="simple" chart:class="chart:bar" chart:style-name="ch1">
        <chart:legend chart:legend-position="end" svg:x="11.061cm" svg:y="3.237cm" chart:style-name="ch2"/>
        <chart:plot-area chart:style-name="ch3" chart:data-source-has-labels="both" svg:x="0.705cm" svg:y="0.695cm" svg:width="9.846cm" svg:height="5.745cm">
          <chartooo:coordinate-region svg:x="1.274cm" svg:y="0.881cm" svg:width="9.277cm" svg:height="4.939cm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</table:table-cell>
            </table:table-row>
          </table:table-header-rows>
          <table:table-rows>
            <table:table-row>
              <table:table-cell office:value-type="string">
                <text:p>Cpp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